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officeooo:paragraph-rsid="0003e9c8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officeooo:paragraph-rsid="00049de3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officeooo:rsid="0003e9c8" officeooo:paragraph-rsid="0003e9c8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14pt" fo:font-weight="normal" officeooo:paragraph-rsid="0003e9c8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14pt" fo:font-weight="normal" officeooo:rsid="0003e9c8" officeooo:paragraph-rsid="0003e9c8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14pt" fo:font-weight="normal" officeooo:paragraph-rsid="0003e9c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14pt" fo:font-weight="normal" officeooo:paragraph-rsid="00049de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size="14pt" fo:font-weight="normal" officeooo:rsid="00049de3" officeooo:paragraph-rsid="00049de3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font-weight="normal" style:font-weight-asian="normal" style:font-weight-complex="normal"/>
    </style:style>
    <style:style style:name="P10" style:family="paragraph" style:parent-style-name="Text_20_body" style:list-style-name="L1">
      <style:text-properties fo:font-size="14pt" fo:font-weight="normal" style:font-weight-asian="normal" style:font-weight-complex="normal"/>
    </style:style>
    <style:style style:name="P11" style:family="paragraph" style:parent-style-name="Text_20_body" style:list-style-name="L2">
      <style:text-properties fo:font-size="14pt" fo:font-weight="normal" style:font-weight-asian="normal" style:font-weight-complex="normal"/>
    </style:style>
    <style:style style:name="P12" style:family="paragraph" style:parent-style-name="Text_20_body">
      <style:text-properties fo:font-size="14pt" fo:font-weight="normal" officeooo:paragraph-rsid="0003e9c8" style:font-weight-asian="normal" style:font-weight-complex="normal"/>
    </style:style>
    <style:style style:name="P13" style:family="paragraph" style:parent-style-name="Text_20_body">
      <style:text-properties fo:font-size="14pt" fo:font-weight="normal" officeooo:rsid="0003e9c8" officeooo:paragraph-rsid="0003e9c8" style:font-weight-asian="normal" style:font-weight-complex="normal"/>
    </style:style>
    <style:style style:name="P14" style:family="paragraph" style:parent-style-name="Text_20_body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Text_20_body" style:list-style-name="L6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 style:list-style-name="L7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letter-spacing="normal" fo:font-style="normal" fo:font-weight="normal" officeooo:rsid="0003e9c8" loext:padding="0cm" loext:border="none"/>
    </style:style>
    <style:style style:name="T2" style:family="text">
      <style:text-properties fo:font-variant="normal" fo:text-transform="none" fo:letter-spacing="normal" fo:font-style="normal" officeooo:rsid="0003e9c8" loext:padding="0cm" loext:border="non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e9c8" style:font-weight-asian="bold" style:font-weight-complex="bold"/>
    </style:style>
    <style:style style:name="T6" style:family="text">
      <style:text-properties fo:font-weight="bold" officeooo:rsid="00049de3" style:font-weight-asian="bold" style:font-weight-complex="bold"/>
    </style:style>
    <style:style style:name="T7" style:family="text">
      <style:text-properties officeooo:rsid="0003e9c8"/>
    </style:style>
    <style:style style:name="T8" style:family="text">
      <style:text-properties fo:font-style="italic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3e9c8" style:font-weight-asian="normal" style:font-weight-complex="normal"/>
    </style:style>
    <style:style style:name="T13" style:family="text">
      <style:text-properties fo:font-weight="normal" officeooo:rsid="00049de3" style:font-weight-asian="normal" style:font-weight-complex="normal"/>
    </style:style>
    <style:style style:name="T14" style:family="text">
      <style:text-properties fo:font-size="14pt" fo:font-weight="normal" style:font-weight-asian="normal" style:font-weight-complex="normal"/>
    </style:style>
    <style:style style:name="T15" style:family="text">
      <style:text-properties fo:font-size="14pt" fo:font-weight="normal" officeooo:rsid="0003e9c8" style:font-weight-asian="normal" style:font-weight-complex="normal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03e9c8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049de3" style:font-size-asian="14pt" style:font-weight-asian="normal" style:font-size-complex="14pt" style:font-weight-complex="normal"/>
    </style:style>
    <style:style style:name="T19" style:family="text">
      <style:text-properties fo:font-size="14pt" fo:font-style="italic" fo:font-weight="normal" style:font-weight-asian="normal" style:font-weight-complex="normal"/>
    </style:style>
    <style:style style:name="T20" style:family="text">
      <style:text-properties fo:font-size="14pt" officeooo:rsid="0003e9c8"/>
    </style:style>
    <style:style style:name="T21" style:family="text">
      <style:text-properties fo:font-size="14pt" fo:font-weight="bold" officeooo:rsid="0003e9c8" style:font-weight-asian="bold" style:font-weight-complex="bold"/>
    </style:style>
    <style:style style:name="T22" style:family="text">
      <style:text-properties officeooo:rsid="00049de3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03e9c8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049de3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1 - </text:span>React é uma biblioteca JavaScript para construir interfaces de usuário (UIs). É usado porque te permite criar UIs de forma declarativa (você diz o que quer, e ele faz) e é baseado em componentes, o que deixa o código modular e muito mais fácil de manter.<text:line-break/><text:line-break/><text:span text:style-name="T7">2-</text:span>Uma SPA (Aplicação de Página Única) é basicamente um site que carrega uma única página HTML inicialmente. Depois, toda navegação e atualização de conteúdo é feita de forma dinâmica com JavaScript, sem dar aquele "refresh" na página. É por isso que apps como Gmail e Trello parecem tão rápidos.</text:p>
      <text:p text:style-name="P4"/>
      <text:p text:style-name="P4"><text:span text:style-name="T7">3-</text:span>O Virtual DOM (VDOM) é uma cópia leve (em memória) do DOM Real do seu navegador.</text:p>
      <text:p text:style-name="P9">Ele melhora o desempenho porque:</text:p>
      <text:list xml:id="list519206691" text:style-name="L1">
        <text:list-item>
          <text:p text:style-name="P10">Quando os dados mudam, o React cria um novo VDOM e o compara com o antigo (o processo de <text:span text:style-name="T8">diffing</text:span>).</text:p>
        </text:list-item>
        <text:list-item>
          <text:p text:style-name="P10">Ele descobre exatamente o que mudou.</text:p>
        </text:list-item>
        <text:list-item>
          <text:p text:style-name="P10">Só então, ele atualiza apenas aquela pequena parte no DOM Real.</text:p>
        </text:list-item>
      </text:list>
      <text:p text:style-name="P9">Ou seja, ele evita manipular o DOM Real (que é lento) desnecessariamente.</text:p>
      <text:p text:style-name="P4"><text:span text:style-name="T7">4- </text:span>O que são componentes em React e qual a vantagem?</text:p>
      <text:p text:style-name="P9">Componentes são as peças de lego da sua UI. São funções (ou classes) que retornam o que deve ser renderizado</text:p>
      <text:p text:style-name="P3"><text:span text:style-name="T14">A vantagem? Eles são reutilizáveis, isolados (gerenciam sua própria lógica) e tornam a aplicação modular e fácil de escalar. Se você precisa de 10 botões iguais, você cria um componente </text:span><text:span text:style-name="Source_20_Text"><text:span text:style-name="T14">&lt;Button&gt;</text:span></text:span><text:span text:style-name="T14"> e usa ele 10 vezes.</text:span></text:p>
      <text:p text:style-name="P5"/>
      <text:p text:style-name="P4"><text:span text:style-name="T7">5-</text:span>O que são props e como permitem a comunicação?</text:p>
      <text:p text:style-name="P9">Props (Propriedades) são a forma de um componente pai passar dados para um componente filho. Pense nelas como argumentos da função do componente.</text:p>
      <text:p text:style-name="P9">Elas permitem a comunicação porque estabelecem um fluxo de dados unidirecional (só de cima para baixo). O componente filho recebe as props e usa, mas não pode modificá-las. É assim que o React garante que o dado é previsível.</text:p>
      <text:p text:style-name="P5"/>
      <text:p text:style-name="P1"><text:span text:style-name="T15">6-</text:span><text:span text:style-name="T14">O </text:span><text:span text:style-name="Source_20_Text"><text:span text:style-name="T14">useState</text:span></text:span><text:span text:style-name="T14"> serve para adicionar estado (ou seja, "memória" ou dados que podem mudar) em componentes de função. Antes dele, só componentes de classe tinham estado.</text:span></text:p>
      <text:p text:style-name="P9">Funcionamento Básico:</text:p>
      <text:p text:style-name="P9">Ele te retorna um array com duas posições:</text:p>
      <text:list xml:id="list3288631300" text:style-name="L2">
        <text:list-item>
          <text:p text:style-name="P11">A variável com o valor atual do estado.</text:p>
        </text:list-item>
        <text:list-item>
          <text:p text:style-name="P11"><text:soft-page-break/>Uma função que você usa para atualizar esse valor.</text:p>
        </text:list-item>
      </text:list>
      <text:p text:style-name="P1"><text:span text:style-name="T15">7- <text:s/></text:span><text:span text:style-name="T14">O </text:span><text:span text:style-name="Source_20_Text"><text:span text:style-name="T14">useEffect</text:span></text:span><text:span text:style-name="T14"> é um hook que serve para lidar com efeitos colaterais (</text:span><text:span text:style-name="T19">side effects</text:span><text:span text:style-name="T14">). São ações que acontecem "fora" do React, tipo buscar dados em uma API ou mexer com o DOM.</text:span></text:p>
      <text:p text:style-name="Text_20_body"><text:span text:style-name="T14">Ele executa depois que o componente é renderizado. Se você passa um array de dependências vazio (</text:span><text:span text:style-name="Source_20_Text"><text:span text:style-name="T14">[]</text:span></text:span><text:span text:style-name="T14">) como segundo argumento, ele só é executado uma única vez na hora que o componente carrega.</text:span></text:p>
      <text:p text:style-name="P9">Exemplo de Uso Comum: Buscar dados na API quando a tela abre.</text:p>
      <text:p text:style-name="P12"><text:span text:style-name="T7">8-</text:span>Lifting State Up (ou "Elevar o Estado") é quando você tira o estado de um componente filho e coloca no componente pai mais próximo que é compartilhado.</text:p>
      <text:p text:style-name="P13"/>
      <text:p text:style-name="P1"><text:span text:style-name="T17">9-</text:span><text:span text:style-name="T16">É um campo de formulário (tipo um </text:span><text:span text:style-name="Source_20_Text"><text:span text:style-name="T16">&lt;input&gt;</text:span></text:span><text:span text:style-name="T16">) onde o seu valor é totalmente gerenciado pelo estado do React. O React é o "dono" do valor!</text:span></text:p>
      <text:p text:style-name="P6"/>
      <text:p text:style-name="P2"><text:span text:style-name="T18">10-</text:span><text:span text:style-name="T16">CSS Modules: Você cria um arquivo </text:span><text:span text:style-name="Source_20_Text"><text:span text:style-name="T16">.module.css</text:span></text:span><text:span text:style-name="T16"> e importa as classes. O React automaticamente coloca nomes únicos nas classes para evitar que os estilos de um componente baguncem os outros.</text:span></text:p>
      <text:list xml:id="list1948854617" text:style-name="L4">
        <text:list-item>
          <text:p text:style-name="P14">Styled-Components (ou CSS-in-JS): Você escreve o CSS dentro do arquivo JavaScript usando <text:span text:style-name="T8">template literals</text:span> para criar componentes estilizados. Isso deixa o estilo super acoplado ao componente.</text:p>
        </text:list-item>
      </text:list>
      <text:p text:style-name="P7"><text:span text:style-name="T22">11-</text:span>Reutilização: Você cria um componente uma vez (tipo um botão ou um card) e usa ele em vários lugares, evitando repetição de código (DRY).</text:p>
      <text:list xml:id="list1559103958" text:style-name="L6">
        <text:list-item>
          <text:p text:style-name="P15">Manutenção e Debug: Fica muito mais organizado. Se um componente está quebrado, você sabe exatamente em qual arquivo pequeno procurar. Não vira um "macarrão" de código gigante.</text:p>
        </text:list-item>
      </text:list>
      <text:list xml:id="list3517207431" text:style-name="L7">
        <text:list-item>
          <text:p text:style-name="P16">Foco: Cada componente faz apenas uma coisa, o que torna a lógica mais fácil de entender e de testar.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8T22:29:09.532896680</meta:creation-date>
    <meta:editing-duration>PT1M30S</meta:editing-duration>
    <meta:editing-cycles>2</meta:editing-cycles>
    <meta:generator>LibreOffice/6.4.7.2$Linux_X86_64 LibreOffice_project/40$Build-2</meta:generator>
    <dc:date>2025-11-28T22:41:05.358045140</dc:date>
    <meta:document-statistic meta:table-count="0" meta:image-count="0" meta:object-count="0" meta:page-count="2" meta:paragraph-count="28" meta:word-count="623" meta:character-count="3574" meta:non-whitespace-character-count="2985"/>
  </office:meta>
</office:document-meta>
</file>